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umNodes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imp2D</text:p>
          </table:table-cell>
          <table:table-cell office:value-type="string" calcext:value-type="string">
            <text:p>rand2D</text:p>
          </table:table-cell>
          <table:table-cell office:value-type="string" calcext:value-type="string">
            <text:p>torus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63" calcext:value-type="float">
            <text:p>15063</text:p>
          </table:table-cell>
          <table:table-cell office:value-type="float" office:value="4532" calcext:value-type="float">
            <text:p>4532</text:p>
          </table:table-cell>
          <table:table-cell office:value-type="float" office:value="3562" calcext:value-type="float">
            <text:p>356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516" calcext:value-type="float">
            <text:p>24516</text:p>
          </table:table-cell>
          <table:table-cell office:value-type="float" office:value="4046" calcext:value-type="float">
            <text:p>4046</text:p>
          </table:table-cell>
          <table:table-cell office:value-type="float" office:value="4516" calcext:value-type="float">
            <text:p>451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609" calcext:value-type="float">
            <text:p>50609</text:p>
          </table:table-cell>
          <table:table-cell office:value-type="float" office:value="5031" calcext:value-type="float">
            <text:p>5031</text:p>
          </table:table-cell>
          <table:table-cell office:value-type="float" office:value="4516" calcext:value-type="float">
            <text:p>451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9078" calcext:value-type="float">
            <text:p>89078</text:p>
          </table:table-cell>
          <table:table-cell office:value-type="float" office:value="5563" calcext:value-type="float">
            <text:p>5563</text:p>
          </table:table-cell>
          <table:table-cell office:value-type="float" office:value="5015" calcext:value-type="float">
            <text:p>5015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5375" calcext:value-type="float">
            <text:p>165375</text:p>
          </table:table-cell>
          <table:table-cell office:value-type="float" office:value="4562" calcext:value-type="float">
            <text:p>4562</text:p>
          </table:table-cell>
          <table:table-cell office:value-type="float" office:value="8016" calcext:value-type="float">
            <text:p>8016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46203" calcext:value-type="float">
            <text:p>346203</text:p>
          </table:table-cell>
          <table:table-cell office:value-type="float" office:value="5015" calcext:value-type="float">
            <text:p>5015</text:p>
          </table:table-cell>
          <table:table-cell office:value-type="float" office:value="12532" calcext:value-type="float">
            <text:p>12532</text:p>
          </table:table-cell>
          <table:table-cell table:number-columns-repeated="3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724813" calcext:value-type="float">
            <text:p>724813</text:p>
          </table:table-cell>
          <table:table-cell office:value-type="float" office:value="5593" calcext:value-type="float">
            <text:p>5593</text:p>
          </table:table-cell>
          <table:table-cell office:value-type="float" office:value="38000" calcext:value-type="float">
            <text:p>3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33325" calcext:value-type="float">
            <text:p>1133325</text:p>
          </table:table-cell>
          <table:table-cell office:value-type="float" office:value="5531" calcext:value-type="float">
            <text:p>5531</text:p>
          </table:table-cell>
          <table:table-cell office:value-type="float" office:value="71609" calcext:value-type="float">
            <text:p>716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33:58.597000000</meta:creation-date>
    <dc:date>2018-10-01T20:28:47.589000000</dc:date>
    <meta:editing-duration>PT8H3M51S</meta:editing-duration>
    <meta:editing-cycles>5</meta:editing-cycles>
    <meta:generator>LibreOffice/6.0.4.2$Windows_X86_64 LibreOffice_project/9b0d9b32d5dcda91d2f1a96dc04c645c450872bf</meta:generator>
    <meta:document-statistic meta:table-count="1" meta:cell-count="39" meta:object-count="0"/>
  </office:meta>
</office:document-meta>
</file>